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54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FreeSans" style:font-family-generic="swiss" style:font-pitch="variable" fo:font-size="22pt" style:font-size-asian="22pt" style:font-size-complex="22pt"/>
    </style:style>
    <style:style style:name="T1" style:family="text">
      <style:text-properties fo:font-family="FreeSans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32cm" svg:y1="3.026cm" svg:x2="6.532cm" svg:y2="14.456cm">
          <text:p/>
        </draw:line>
        <draw:line draw:style-name="gr1" draw:text-style-name="P1" draw:layer="layout" svg:x1="10.596cm" svg:y1="3.026cm" svg:x2="10.596cm" svg:y2="14.456cm">
          <text:p/>
        </draw:line>
        <draw:line draw:style-name="gr1" draw:text-style-name="P1" draw:layer="layout" svg:x1="6.532cm" svg:y1="14.456cm" svg:x2="10.596cm" svg:y2="14.456cm">
          <text:p/>
        </draw:line>
        <draw:line draw:style-name="gr1" draw:text-style-name="P1" draw:layer="layout" svg:x1="14.279cm" svg:y1="9.349cm" svg:x2="14.279cm" svg:y2="14.429cm">
          <text:p/>
        </draw:line>
        <draw:line draw:style-name="gr1" draw:text-style-name="P1" draw:layer="layout" svg:x1="14.279cm" svg:y1="14.429cm" svg:x2="18.343cm" svg:y2="14.429cm">
          <text:p/>
        </draw:line>
        <draw:line draw:style-name="gr1" draw:text-style-name="P1" draw:layer="layout" svg:x1="18.328cm" svg:y1="9.398cm" svg:x2="18.328cm" svg:y2="14.478cm">
          <text:p/>
        </draw:line>
        <draw:frame draw:style-name="gr2" draw:text-style-name="P2" draw:layer="layout" svg:width="0.934cm" svg:height="1.259cm" svg:x="11.255cm" svg:y="2.959cm">
          <draw:text-box>
            <text:p text:style-name="P2"><text:span text:style-name="T1">9</text:span></text:p>
          </draw:text-box>
        </draw:frame>
        <draw:frame draw:style-name="gr3" draw:text-style-name="P2" draw:layer="layout" svg:width="0.934cm" svg:height="1.259cm" svg:x="18.559cm" svg:y="8.65cm">
          <draw:text-box>
            <text:p text:style-name="P2"><text:span text:style-name="T1">4</text:span></text:p>
          </draw:text-box>
        </draw:frame>
      </draw:page>
      <draw:page draw:name="page2" draw:style-name="dp1" draw:master-page-name="Default">
        <draw:line draw:style-name="gr1" draw:text-style-name="P1" draw:layer="layout" svg:x1="14.632cm" svg:y1="3.026cm" svg:x2="14.632cm" svg:y2="14.456cm">
          <text:p/>
        </draw:line>
        <draw:line draw:style-name="gr1" draw:text-style-name="P1" draw:layer="layout" svg:x1="18.696cm" svg:y1="3.026cm" svg:x2="18.696cm" svg:y2="14.456cm">
          <text:p/>
        </draw:line>
        <draw:custom-shape draw:style-name="gr4" draw:text-style-name="P1" draw:layer="layout" svg:width="3.937cm" svg:height="7.62cm" svg:x="14.716cm" svg:y="6.8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632cm" svg:y1="14.456cm" svg:x2="18.696cm" svg:y2="14.456cm">
          <text:p/>
        </draw:line>
        <draw:line draw:style-name="gr1" draw:text-style-name="P1" draw:layer="layout" svg:x1="19.779cm" svg:y1="9.349cm" svg:x2="19.779cm" svg:y2="14.429cm">
          <text:p/>
        </draw:line>
        <draw:line draw:style-name="gr1" draw:text-style-name="P1" draw:layer="layout" svg:x1="19.779cm" svg:y1="14.429cm" svg:x2="23.843cm" svg:y2="14.429cm">
          <text:p/>
        </draw:line>
        <draw:line draw:style-name="gr1" draw:text-style-name="P1" draw:layer="layout" svg:x1="23.828cm" svg:y1="9.398cm" svg:x2="23.828cm" svg:y2="14.478cm">
          <text:p/>
        </draw:line>
        <draw:frame draw:style-name="gr2" draw:text-style-name="P2" draw:layer="layout" svg:width="0.934cm" svg:height="1.259cm" svg:x="17.51cm" svg:y="1.762cm">
          <draw:text-box>
            <text:p text:style-name="P2"><text:span text:style-name="T1">9</text:span></text:p>
          </draw:text-box>
        </draw:frame>
        <draw:custom-shape draw:style-name="gr4" draw:text-style-name="P1" draw:layer="layout" svg:width="3.937cm" svg:height="4.953cm" svg:x="19.796cm" svg:y="9.38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34cm" svg:height="1.259cm" svg:x="20.386cm" svg:y="7.969cm">
          <draw:text-box>
            <text:p text:style-name="P2"><text:span text:style-name="T1">4</text:span></text:p>
          </draw:text-box>
        </draw:frame>
        <draw:line draw:style-name="gr1" draw:text-style-name="P1" draw:layer="layout" svg:x1="1.182cm" svg:y1="3.127cm" svg:x2="1.182cm" svg:y2="14.557cm">
          <text:p/>
        </draw:line>
        <draw:line draw:style-name="gr1" draw:text-style-name="P1" draw:layer="layout" svg:x1="5.246cm" svg:y1="3.127cm" svg:x2="5.246cm" svg:y2="14.557cm">
          <text:p/>
        </draw:line>
        <draw:line draw:style-name="gr1" draw:text-style-name="P1" draw:layer="layout" svg:x1="1.182cm" svg:y1="14.557cm" svg:x2="5.246cm" svg:y2="14.557cm">
          <text:p/>
        </draw:line>
        <draw:custom-shape draw:style-name="gr4" draw:text-style-name="P1" draw:layer="layout" svg:width="3.937cm" svg:height="1.27cm" svg:x="6.461cm" svg:y="13.19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429cm" svg:y1="9.45cm" svg:x2="6.429cm" svg:y2="14.53cm">
          <text:p/>
        </draw:line>
        <draw:line draw:style-name="gr1" draw:text-style-name="P1" draw:layer="layout" svg:x1="6.429cm" svg:y1="14.53cm" svg:x2="10.493cm" svg:y2="14.53cm">
          <text:p/>
        </draw:line>
        <draw:line draw:style-name="gr1" draw:text-style-name="P1" draw:layer="layout" svg:x1="10.478cm" svg:y1="9.499cm" svg:x2="10.478cm" svg:y2="14.579cm">
          <text:p/>
        </draw:line>
        <draw:frame draw:style-name="gr2" draw:text-style-name="P2" draw:layer="layout" svg:width="0.934cm" svg:height="1.259cm" svg:x="3.821cm" svg:y="1.772cm">
          <draw:text-box>
            <text:p text:style-name="P2"><text:span text:style-name="T1">9</text:span></text:p>
          </draw:text-box>
        </draw:frame>
        <draw:frame draw:style-name="gr3" draw:text-style-name="P2" draw:layer="layout" svg:width="0.934cm" svg:height="1.259cm" svg:x="7.02cm" svg:y="8.212cm">
          <draw:text-box>
            <text:p text:style-name="P2"><text:span text:style-name="T1">4</text:span></text:p>
          </draw:text-box>
        </draw:frame>
        <draw:custom-shape draw:style-name="gr5" draw:text-style-name="P1" draw:layer="layout" svg:width="1.905cm" svg:height="1.524cm" svg:x="11.287cm" svg:y="7.4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0.934cm" svg:height="1.259cm" svg:x="16.24cm" svg:y="8.874cm">
          <draw:text-box>
            <text:p text:style-name="P2"><text:span text:style-name="T1">6</text:span></text:p>
          </draw:text-box>
        </draw:frame>
        <draw:custom-shape draw:style-name="gr4" draw:text-style-name="P1" draw:layer="layout" svg:width="3.937cm" svg:height="11.303cm" svg:x="1.254cm" svg:y="3.15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8.148cm" svg:y="13.373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u Xinyu</meta:initial-creator>
    <meta:creation-date>2014-01-16T09:08:28</meta:creation-date>
    <dc:date>2014-01-16T09:42:10</dc:date>
    <dc:creator>Liu Xinyu</dc:creator>
    <meta:editing-duration>PT28M9S</meta:editing-duration>
    <meta:editing-cycles>5</meta:editing-cycles>
    <meta:generator>LibreOffice/3.5$Linux_X86_64 LibreOffice_project/350m1$Build-2</meta:generator>
    <meta:document-statistic meta:object-count="31"/>
  </office:meta>
</office:document-meta>
</file>